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545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1.74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Preformatted_20_Text">
      <style:paragraph-properties fo:margin-left="0cm" fo:margin-right="0cm" fo:text-indent="0cm" style:auto-text-indent="false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loext:padding="0cm" loext:border="none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officeooo:paragraph-rsid="000425e3" loext:padding="0cm" loext:border="none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0425e3" loext:padding="0cm" loext:border="none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0425e3" officeooo:paragraph-rsid="000425e3"/>
    </style:style>
    <style:style style:name="P10" style:family="paragraph" style:parent-style-name="Table_20_Contents">
      <style:paragraph-properties fo:text-align="start" style:justify-single-word="false"/>
      <style:text-properties officeooo:rsid="000425e3" officeooo:paragraph-rsid="000425e3"/>
    </style:style>
    <style:style style:name="P11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1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8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000000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0000cd" loext:opacity="100%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transparent" loext:char-shading-value="0" loext:padding="0cm" loext:border="none"/>
    </style:style>
    <style:style style:name="T8" style:family="text">
      <style:text-properties officeooo:rsid="000425e3"/>
    </style:style>
    <style:style style:name="T9" style:family="text">
      <style:text-properties officeooo:rsid="000425e3" loext:padding="0cm" loext:border="none"/>
    </style:style>
    <style:style style:name="T10" style:family="text">
      <style:text-properties style:font-name="Liberation Serif" officeooo:rsid="000425e3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xlink:href="https://www.w3schools.com/css/exercise.asp?filename=exercise_font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piedad de fuente <text:span text:style-name="T8">en </text:span>CSS</text:h>
      <text:p text:style-name="P12"><text:span text:style-name="T1"/></text:p>
      <text:p text:style-name="Horizontal_20_Line"/>
      <text:h text:style-name="P2" text:outline-level="2">La propiedad de fuente CSS</text:h>
      <text:p text:style-name="P13">Para acortar el código, también es posible especificar todas las propiedades de fuente individuales en una sola propiedad.</text:p>
      <text:p text:style-name="P13">La propiedad <text:span text:style-name="Source_20_Text"><text:span text:style-name="T2">font </text:span></text:span>es una propiedad abreviada para:</text:p>
      <text:list text:style-name="L1">
        <text:list-item>
          <text:p text:style-name="P14"><text:span text:style-name="Source_20_Text"><text:span text:style-name="T2">font-style</text:span></text:span></text:p>
        </text:list-item>
        <text:list-item>
          <text:p text:style-name="P14"><text:span text:style-name="Source_20_Text"><text:span text:style-name="T2">font-variant</text:span></text:span></text:p>
        </text:list-item>
        <text:list-item>
          <text:p text:style-name="P14"><text:span text:style-name="Source_20_Text"><text:span text:style-name="T2">font-weight</text:span></text:span></text:p>
        </text:list-item>
        <text:list-item>
          <text:p text:style-name="P14"><text:span text:style-name="Source_20_Text"><text:span text:style-name="T2">font-size/line-height</text:span></text:span></text:p>
        </text:list-item>
        <text:list-item>
          <text:p text:style-name="P15"><text:span text:style-name="Source_20_Text"><text:span text:style-name="T2">font-family</text:span></text:span></text:p>
        </text:list-item>
      </text:list>
      <text:p text:style-name="P13"><text:span text:style-name="Strong_20_Emphasis">Nota: </text:span>Los valores <text:span text:style-name="Source_20_Text"><text:span text:style-name="T2">font-size </text:span></text:span>y <text:span text:style-name="Source_20_Text"><text:span text:style-name="T2">font-family </text:span></text:span><text:span text:style-name="Source_20_Text"><text:span text:style-name="T9">s</text:span></text:span>on obligatorios. Si falta uno de los otros valores, se utiliza su valor predeterminado.</text:p>
      <text:h text:style-name="P3" text:outline-level="3">Ejemplo</text:h>
      <text:p text:style-name="P13"><text:span text:style-name="Source_20_Text"><text:span text:style-name="T10">Use</text:span></text:span><text:span text:style-name="Source_20_Text"><text:span text:style-name="T9"> </text:span></text:span><text:span text:style-name="Source_20_Text"><text:span text:style-name="T2">font </text:span></text:span><text:span text:style-name="T2">para establecer varias propiedades de fuente en una declaración:</text:span></text:p>
      <text:p text:style-name="P16">p.a <text:span text:style-name="T3">{</text:span><text:span text:style-name="T4"><text:line-break/>  font</text:span><text:span text:style-name="T3">:</text:span><text:span text:style-name="T5"> 20px Arial, sans-serif</text:span><text:span text:style-name="T3">;</text:span><text:span text:style-name="T4"><text:line-break/></text:span><text:span text:style-name="T3">}</text:span><text:line-break/><text:line-break/>p.b <text:span text:style-name="T3">{</text:span><text:span text:style-name="T4"><text:line-break/>  font</text:span><text:span text:style-name="T3">:</text:span><text:span text:style-name="T5"> italic small-caps bold 12px/30px Georgia, serif</text:span><text:span text:style-name="T3">;</text:span><text:span text:style-name="T4"><text:line-break/></text:span><text:span text:style-name="T3">}</text:span></text:p>
      <text:p text:style-name="P12"><text:span text:style-name="T2"><text:s/></text:span></text:p>
      <text:p text:style-name="Horizontal_20_Line"/>
      <text:h text:style-name="P2" text:outline-level="2"><text:span text:style-name="T2">Ejercicio:</text:span></text:h>
      <text:p text:style-name="P17">Establezca la fuente para &lt;h1&gt; en "Verdana".</text:p>
      <text:p text:style-name="P5">&lt;<text:span text:style-name="T8">style</text:span>&gt;</text:p>
      <text:p text:style-name="P5">h1 {</text:p>
      <text:p text:style-name="P5"><text:s text:c="2"/><draw:control text:anchor-type="as-char" draw:z-index="0" draw:name="Forma1" draw:style-name="gr1" draw:text-style-name="P18" svg:width="3.07cm" svg:height="0.662cm" draw:control="control1"/>: Verdana;</text:p>
      <text:p text:style-name="P5">}</text:p>
      <text:p text:style-name="P6">&lt;/<text:span text:style-name="T8">style</text:span>&gt;</text:p>
      <text:p text:style-name="P4"/>
      <text:p text:style-name="P5">&lt;<text:span text:style-name="T8">body</text:span>&gt;</text:p>
      <text:p text:style-name="P5"><text:s text:c="2"/>&lt;h1&gt;Este es un encabezado&lt;/h1&gt;</text:p>
      <text:p text:style-name="P5"><text:s text:c="2"/>&lt;p&gt;Este es un párrafo&lt;/p&gt;</text:p>
      <text:p text:style-name="P7">&lt;/<text:span text:style-name="T8">body</text:span>&gt;</text:p>
      <text:p text:style-name="P13"><text:a xlink:type="simple" xlink:href="https://www.w3schools.com/css/exercise.asp?filename=exercise_font1" office:target-frame-name="_blank" xlink:show="new" text:style-name="Internet_20_link" text:visited-style-name="Visited_20_Internet_20_Link"><text:span text:style-name="T7"/></text:a></text:p>
      <text:p text:style-name="Horizontal_20_Line"><text:soft-page-break/></text:p>
      <text:h text:style-name="P2" text:outline-level="2">Todas las propiedades de fuentes CSS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Prop<text:span text:style-name="T8">iedad</text:span></text:p>
          </table:table-cell>
          <table:table-cell table:style-name="Tabla1.A1" office:value-type="string">
            <text:p text:style-name="P11">Descrip<text:span text:style-name="T8">ción</text:span></text:p>
          </table:table-cell>
        </table:table-row>
        <table:table-row table:style-name="Tabla1.2">
          <table:table-cell table:style-name="Tabla1.A1" office:value-type="string">
            <text:p text:style-name="P8"><text:a xlink:type="simple" xlink:href="https://www.w3schools.com/cssref/pr_font_font.asp" text:style-name="Internet_20_link" text:visited-style-name="Visited_20_Internet_20_Link"><text:span text:style-name="T6">font</text:span></text:a></text:p>
          </table:table-cell>
          <table:table-cell table:style-name="Tabla1.A1" office:value-type="string">
            <text:p text:style-name="P9">Establece todas las propiedades fuente en una declaración</text:p>
          </table:table-cell>
        </table:table-row>
        <table:table-row table:style-name="Tabla1.1">
          <table:table-cell table:style-name="Tabla1.A1" office:value-type="string">
            <text:p text:style-name="P8"><text:a xlink:type="simple" xlink:href="https://www.w3schools.com/cssref/pr_font_font-family.asp" text:style-name="Internet_20_link" text:visited-style-name="Visited_20_Internet_20_Link"><text:span text:style-name="T6">font-family</text:span></text:a></text:p>
          </table:table-cell>
          <table:table-cell table:style-name="Tabla1.A1" office:value-type="string">
            <text:p text:style-name="P9">Especifica tipo de fuente para el texto</text:p>
          </table:table-cell>
        </table:table-row>
        <table:table-row table:style-name="Tabla1.2">
          <table:table-cell table:style-name="Tabla1.A1" office:value-type="string">
            <text:p text:style-name="P8"><text:a xlink:type="simple" xlink:href="https://www.w3schools.com/cssref/pr_font_font-size.asp" text:style-name="Internet_20_link" text:visited-style-name="Visited_20_Internet_20_Link"><text:span text:style-name="T6">font-size</text:span></text:a></text:p>
          </table:table-cell>
          <table:table-cell table:style-name="Tabla1.A1" office:value-type="string">
            <text:p text:style-name="P9">Especifica el tamaño del fuente del texto</text:p>
          </table:table-cell>
        </table:table-row>
        <table:table-row table:style-name="Tabla1.1">
          <table:table-cell table:style-name="Tabla1.A1" office:value-type="string">
            <text:p text:style-name="P8"><text:a xlink:type="simple" xlink:href="https://www.w3schools.com/cssref/pr_font_font-style.asp" text:style-name="Internet_20_link" text:visited-style-name="Visited_20_Internet_20_Link"><text:span text:style-name="T6">font-style</text:span></text:a></text:p>
          </table:table-cell>
          <table:table-cell table:style-name="Tabla1.A1" office:value-type="string">
            <text:p text:style-name="P9">Especifica el estilo de fuente para el texto</text:p>
          </table:table-cell>
        </table:table-row>
        <table:table-row table:style-name="Tabla1.2">
          <table:table-cell table:style-name="Tabla1.A1" office:value-type="string">
            <text:p text:style-name="P8"><text:a xlink:type="simple" xlink:href="https://www.w3schools.com/cssref/pr_font_font-variant.asp" text:style-name="Internet_20_link" text:visited-style-name="Visited_20_Internet_20_Link"><text:span text:style-name="T6">font-variant</text:span></text:a></text:p>
          </table:table-cell>
          <table:table-cell table:style-name="Tabla1.A1" office:value-type="string">
            <text:p text:style-name="P8"><text:span text:style-name="T8">Especifica si o no un texto debería ser mostrado en letras mayúsculas pequeñas</text:span></text:p>
          </table:table-cell>
        </table:table-row>
        <table:table-row table:style-name="Tabla1.1">
          <table:table-cell table:style-name="Tabla1.A1" office:value-type="string">
            <text:p text:style-name="P8"><text:a xlink:type="simple" xlink:href="https://www.w3schools.com/cssref/pr_font_weight.asp" text:style-name="Internet_20_link" text:visited-style-name="Visited_20_Internet_20_Link"><text:span text:style-name="T6">font-weight</text:span></text:a></text:p>
          </table:table-cell>
          <table:table-cell table:style-name="Tabla1.A1" office:value-type="string">
            <text:p text:style-name="P10">Especifica el peso de una fu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5:31:57.891000000</meta:creation-date>
    <dc:date>2024-03-02T15:36:17.249000000</dc:date>
    <meta:editing-duration>PT4M19S</meta:editing-duration>
    <meta:editing-cycles>1</meta:editing-cycles>
    <meta:document-statistic meta:table-count="1" meta:image-count="0" meta:object-count="0" meta:page-count="2" meta:paragraph-count="40" meta:word-count="183" meta:character-count="1172" meta:non-whitespace-character-count="1021"/>
    <meta:generator>LibreOffice/7.6.0.3$Windows_X86_64 LibreOffice_project/69edd8b8ebc41d00b4de3915dc82f8f0fc3b6265</meta:generator>
  </office:meta>
</office:document-meta>
</file>